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Black" fo:font-size="18pt" officeooo:rsid="00063ff6" officeooo:paragraph-rsid="00063ff6" style:font-size-asian="18pt" style:font-size-complex="18pt"/>
    </style:style>
    <style:style style:name="P2" style:family="paragraph" style:parent-style-name="Standard">
      <style:paragraph-properties fo:text-align="justify" style:justify-single-word="false"/>
      <style:text-properties style:font-name="Arial Black" fo:font-size="22pt" officeooo:rsid="00063ff6" officeooo:paragraph-rsid="00063ff6" style:font-size-asian="22pt" style:font-size-complex="22pt"/>
    </style:style>
    <style:style style:name="P3" style:family="paragraph" style:parent-style-name="Text_20_body">
      <style:paragraph-properties fo:text-align="justify" style:justify-single-word="false"/>
      <style:text-properties style:font-name="Arial Black" fo:font-size="18pt" officeooo:rsid="00063ff6" officeooo:paragraph-rsid="00063ff6" style:font-size-asian="18pt" style:font-size-complex="18pt"/>
    </style:style>
    <style:style style:name="P4" style:family="paragraph" style:parent-style-name="Text_20_body" style:list-style-name="L1">
      <style:text-properties fo:font-size="22pt" style:font-size-asian="22pt" style:font-size-complex="22pt"/>
    </style:style>
    <style:style style:name="P5" style:family="paragraph" style:parent-style-name="Text_20_body" style:list-style-name="L2">
      <style:text-properties fo:font-size="22pt" style:font-size-asian="22pt" style:font-size-complex="22pt"/>
    </style:style>
    <style:style style:name="P6" style:family="paragraph" style:parent-style-name="Text_20_body" style:list-style-name="L3">
      <style:text-properties fo:font-size="22pt" style:font-size-asian="22pt" style:font-size-complex="22pt"/>
    </style:style>
    <style:style style:name="P7" style:family="paragraph" style:parent-style-name="Text_20_body" style:list-style-name="L1">
      <style:paragraph-properties fo:margin-top="0cm" fo:margin-bottom="0cm" loext:contextual-spacing="false"/>
      <style:text-properties fo:font-size="22pt" style:font-size-asian="22pt" style:font-size-complex="22pt"/>
    </style:style>
    <style:style style:name="P8" style:family="paragraph" style:parent-style-name="Text_20_body" style:list-style-name="L2">
      <style:paragraph-properties fo:margin-top="0cm" fo:margin-bottom="0cm" loext:contextual-spacing="false"/>
      <style:text-properties fo:font-size="22pt" style:font-size-asian="22pt" style:font-size-complex="22pt"/>
    </style:style>
    <style:style style:name="P9" style:family="paragraph" style:parent-style-name="Text_20_body" style:list-style-name="L3">
      <style:paragraph-properties fo:margin-top="0cm" fo:margin-bottom="0cm" loext:contextual-spacing="false"/>
      <style:text-properties fo:font-size="22pt" style:font-size-asian="22pt" style:font-size-complex="22pt"/>
    </style:style>
    <style:style style:name="T1" style:family="text">
      <style:text-properties fo:font-weight="normal" style:font-weight-asian="normal" style:font-weight-complex="normal"/>
    </style:style>
    <style:style style:name="T2" style:family="text">
      <style:text-properties fo:font-size="22pt" style:font-size-asian="22pt" style:font-size-complex="2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LAYER THREATS</text:p>
      <text:p text:style-name="P1"/>
      <text:p text:style-name="P1">A secure network is a web application’s first line of defense against malicious attacks. </text:p>
      <text:p text:style-name="P1"/>
      <text:p text:style-name="P1">It is the gateway to the servers where your application resides. </text:p>
      <text:p text:style-name="P1"/>
      <text:p text:style-name="P1">Securing the network layer is the only way to ensure your application is not flooded with attacks which could be easily blocked at that outermost layer. </text:p>
      <text:p text:style-name="P1"/>
      <text:p text:style-name="P1">Common network level threats include information gathering, sniffing, spoofing and denial of service (DoS).</text:p>
      <text:p text:style-name="P1"/>
      <text:p text:style-name="P1">INFORMATION GATHERING</text:p>
      <text:p text:style-name="P1"/>
      <text:p text:style-name="P1">This threat involves attackers attempting to gain information about your system which may reveal common exploits and other vulnerabilities. </text:p>
      <text:p text:style-name="P1"/>
      <text:p text:style-name="P1">For example, attackers may scan your ports looking for open ports, which may allow them to gather information about software and operating <text:soft-page-break/>systems running on your network, as well as the specific versions being run.</text:p>
      <text:p text:style-name="P1"/>
      <text:p text:style-name="P1">NETWORK SNIFFING</text:p>
      <text:p text:style-name="P1"/>
      <text:p text:style-name="P1">It is simply the act of intercepting and monitoring your network traffic. </text:p>
      <text:p text:style-name="P1"/>
      <text:p text:style-name="P1">Attackers will be looking for private information being transmitted in plain-text, clear-text passwords, and weak encryption which can be cracked.</text:p>
      <text:p text:style-name="P1"/>
      <text:p text:style-name="P1"><text:span text:style-name="Strong_20_Emphasis"><text:span text:style-name="T1">SPOOFING</text:span></text:span></text:p>
      <text:p text:style-name="P1"><text:span text:style-name="Strong_20_Emphasis"/></text:p>
      <text:p text:style-name="P1"><text:span text:style-name="Strong_20_Emphasis">It </text:span>is the act of faking the true identity of packets. Spoofed packets may be used for purposes such as hiding the identity of denial of service attacks or assuming the identity of sources which have access to private areas of your network. </text:p>
      <text:p text:style-name="P1"/>
      <text:p text:style-name="P1">DDOS</text:p>
      <text:p text:style-name="P1"/>
      <text:p text:style-name="P1">These attacks are one of the most basic and most prolific threats to networks.</text:p>
      <text:p text:style-name="P1"/>
      <text:p text:style-name="P1"/>
      <text:p text:style-name="P3"><text:soft-page-break/>Best practices for router, firewall and switch configurations include:</text:p>
      <text:p text:style-name="Text_20_body"><text:span text:style-name="Strong_20_Emphasis"><text:span text:style-name="T2">Router Security</text:span></text:span></text:p>
      <text:list xml:id="list475327933" text:style-name="L1">
        <text:list-item>
          <text:p text:style-name="P7">Router operating system is up to date on all security patches </text:p>
        </text:list-item>
        <text:list-item>
          <text:p text:style-name="P7">Unused ports are blocked </text:p>
        </text:list-item>
        <text:list-item>
          <text:p text:style-name="P7">Unused interfaces and services are disabled </text:p>
        </text:list-item>
        <text:list-item>
          <text:p text:style-name="P7">Logging is enabled and auditing of unusual activity occurs </text:p>
        </text:list-item>
        <text:list-item>
          <text:p text:style-name="P4">Packet filtering is enabled </text:p>
        </text:list-item>
      </text:list>
      <text:p text:style-name="Text_20_body"><text:span text:style-name="Strong_20_Emphasis"><text:span text:style-name="T2">Firewall Security</text:span></text:span></text:p>
      <text:list xml:id="list1714246270" text:style-name="L2">
        <text:list-item>
          <text:p text:style-name="P8">Firewall software is up to date on all security patches </text:p>
        </text:list-item>
        <text:list-item>
          <text:p text:style-name="P8">Firewalls are placed between all untrusted networks </text:p>
        </text:list-item>
        <text:list-item>
          <text:p text:style-name="P8">Logging is enabled and auditing of unusual activity occurs </text:p>
        </text:list-item>
        <text:list-item>
          <text:p text:style-name="P5">Packet filtering is enabled </text:p>
        </text:list-item>
      </text:list>
      <text:p text:style-name="Text_20_body"><text:span text:style-name="Strong_20_Emphasis"><text:span text:style-name="T2">Switch Security</text:span></text:span></text:p>
      <text:list xml:id="list2955776305" text:style-name="L3">
        <text:list-item>
          <text:p text:style-name="P9">Switch software is up to date on all security patches </text:p>
        </text:list-item>
        <text:list-item>
          <text:p text:style-name="P9">Unused interfaces and services are disabled </text:p>
        </text:list-item>
        <text:list-item>
          <text:p text:style-name="P6">Switch traffic is encrypted </text:p>
        </text:list-item>
      </text:list>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22:36:23.462399322</meta:creation-date>
    <dc:date>2020-05-18T22:41:22.664471894</dc:date>
    <meta:editing-duration>PT5M1S</meta:editing-duration>
    <meta:editing-cycles>1</meta:editing-cycles>
    <meta:document-statistic meta:table-count="0" meta:image-count="0" meta:object-count="0" meta:page-count="4" meta:paragraph-count="31" meta:word-count="328" meta:character-count="2045" meta:non-whitespace-character-count="1742"/>
    <meta:generator>LibreOffice/6.0.7.3$Linux_X86_64 LibreOffice_project/00m0$Build-3</meta:generator>
  </office:meta>
</office:document-meta>
</file>